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margin-top="0in" fo:margin-bottom="0in" fo:text-align="start" style:justify-single-word="false"/>
      <style:text-properties style:font-name="DejaVu Serif Condensed" fo:font-size="10pt" style:font-size-asian="10pt" style:font-size-complex="10pt"/>
    </style:style>
    <style:style style:name="P2" style:family="paragraph" style:parent-style-name="Frame_20_contents">
      <style:paragraph-properties fo:margin-top="0in" fo:margin-bottom="0in" fo:text-align="center" style:justify-single-word="false" style:shadow="none"/>
      <style:text-properties style:font-name="DejaVu Serif Condensed" fo:font-size="10pt" style:font-size-asian="10pt" style:font-size-complex="10pt"/>
    </style:style>
    <style:style style:name="P3" style:family="paragraph" style:parent-style-name="Frame_20_contents">
      <style:paragraph-properties fo:margin-top="0in" fo:margin-bottom="0in" fo:text-align="start" style:justify-single-word="false" style:shadow="none"/>
      <style:text-properties style:font-name="DejaVu Serif Condensed" fo:font-size="10pt" style:font-size-asian="10pt" style:font-size-complex="10pt"/>
    </style:style>
    <style:style style:name="P4" style:family="paragraph" style:parent-style-name="Frame_20_contents" style:master-page-name="">
      <style:paragraph-properties fo:margin-top="0in" fo:margin-bottom="0in" fo:text-align="center" style:justify-single-word="false" style:page-number="auto" style:shadow="none"/>
      <style:text-properties style:font-name="DejaVu Serif Condensed" fo:font-size="10pt" style:font-size-asian="10pt" style:font-size-complex="10pt"/>
    </style:style>
    <style:style style:name="P5" style:family="paragraph" style:parent-style-name="Frame_20_contents">
      <style:paragraph-properties fo:margin-top="0in" fo:margin-bottom="0.0201in" fo:text-align="start" style:justify-single-word="false" style:shadow="none"/>
      <style:text-properties style:font-name="DejaVu Serif Condensed" fo:font-size="10pt" style:font-size-asian="10pt" style:font-size-complex="10pt"/>
    </style:style>
    <style:style style:name="P6" style:family="paragraph" style:parent-style-name="Preformatted_20_Text">
      <style:paragraph-properties fo:margin-left="0.9846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0598in" fo:border="0.0008in solid #000000" style:shadow="none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8CM Front Panel Quick Reference</text:p>
      <text:p text:style-name="Standard"/>
      <text:p text:style-name="Standard"><draw:frame draw:style-name="fr1" draw:name="J8CMFrontPanel" text:anchor-type="paragraph" svg:width="4.7744in" draw:z-index="0"><draw:text-box fo:min-height="4.0244in"><text:p text:style-name="P4">J8CM Front Panel</text:p><text:p text:style-name="P2"/><text:p text:style-name="P3"><text:s/>PC<text:tab/><text:tab/><text:tab/>IR<text:tab/><text:tab/><text:tab/>SP</text:p><text:p text:style-name="P3"><text:s/>-----------------------<text:tab/>-----------------------<text:tab/><text:tab/>----------------------</text:p><text:p text:style-name="P3"><text:s text:c="2"/>0 0 0 0 0 0 0 0<text:tab/> 0 0 0 0 0 0 0 0<text:tab/> <text:tab/>0 0 0 0 0 0 0 0</text:p><text:p text:style-name="P3"><text:s/>-----------------------<text:tab/>----------------------- <text:tab/>----------------------</text:p><text:p text:style-name="P3"/><text:p text:style-name="P5"><text:s text:c="2"/>MAR<text:tab/><text:tab/><text:tab/>PSW</text:p><text:p text:style-name="P3"><text:s text:c="2"/>-----------------------<text:tab/>-----------------------</text:p><text:p text:style-name="P3"><text:s text:c="3"/>0 0 0 0 0 0 0 0<text:tab/> 0 0 0 0 0 0 0 0</text:p><text:p text:style-name="P3"><text:s text:c="2"/>-----------------------<text:tab/>-----------------------</text:p><text:p text:style-name="P3"/><text:p text:style-name="P3"><text:s text:c="2"/>Accumulator</text:p><text:p text:style-name="P3"><text:s text:c="2"/>-----------------------</text:p><text:p text:style-name="P3"><text:s text:c="3"/>0 0 0 0 0 0 0 0</text:p><text:p text:style-name="P3"><text:s text:c="2"/>-----------------------</text:p><text:p text:style-name="P3"/><text:p text:style-name="P3"><text:s text:c="2"/>X Register<text:tab/><text:tab/>Y Register<text:tab/><text:tab/><text:tab/>cycle</text:p><text:p text:style-name="P3"><text:s text:c="2"/>-----------------------<text:tab/>-----------------------<text:tab/><text:tab/><text:tab/>---------</text:p><text:p text:style-name="P3"><text:s text:c="3"/>0 0 0 0 0 0 0 0<text:tab/> 0 0 0 0 0 0 0 0<text:tab/><text:tab/> <text:tab/> fetch</text:p><text:p text:style-name="P3"><text:s text:c="2"/>-----------------------<text:tab/>-----------------------<text:tab/><text:tab/> <text:tab/> execute</text:p><text:p text:style-name="P3"><text:s text:c="4"/>p -set PC, <text:s/>f -fetch, <text:s/>e -execute, <text:s/>s -step, <text:s/>r -run, <text:s/>c -clear</text:p><text:p text:style-name="P3"><text:s text:c="9"/>x -exit front panel</text:p><text:p text:style-name="P1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PC</text:span> – Program Counter. Contains the memory address of the next instruction or argument (fetched)</text:p>
      <text:p text:style-name="Standard"/>
      <text:p text:style-name="Standard"><text:span text:style-name="T3">IR</text:span> – Instruction Register</text:p>
      <text:p text:style-name="Standard"/>
      <text:p text:style-name="Standard"><text:span text:style-name="T3">SP</text:span> – Stack Pointer. <text:s/><text:span text:style-name="T2">Set to 255 (top of memory) when the stack is initialized (first item is placed on the stack), set to 0 when the stack is empty.</text:span></text:p>
      <text:p text:style-name="Standard"/>
      <text:p text:style-name="Standard"><text:span text:style-name="T3">MAR</text:span> – Memory Address Register: <text:s/>Contains the next memory address to be read from</text:p>
      <text:p text:style-name="Standard"/>
      <text:p text:style-name="Standard"><text:span text:style-name="T3">PSW</text:span> – Processor Status Word: The PSW consists of four flags:</text:p>
      <text:p text:style-name="P6">c_flag - Cycle flag. PSW[8]. Set to zero after a fetch cycle is completed. <text:s/>Set to one after an execute cycle is completed. Initially the cycle flag is undefined and is not displayed on the front panel.</text:p>
      <text:p text:style-name="P6">v_flag - Overflow flag. PSW[7]. Not used. </text:p>
      <text:p text:style-name="P6"><text:tab/><text:span text:style-name="T1">FLG.v_flag = ((FLG.n_flag || FLG.c_flag) &amp;&amp; !(FLG.n_flag &amp;&amp; FLG.c_flag));</text:span></text:p>
      <text:p text:style-name="P6">n_flag - Negative flag. PSW[6]. The n-flag is set to one when bit 8 of the accumulator is set to one.</text:p>
      <text:p text:style-name="P6">z_flag - Zero flag. PSW[5]The z_flag is set to one when the contents of the accumulator equals zero.</text:p>
      <text:p text:style-name="Standard"/>
      <text:p text:style-name="P7"><text:span text:style-name="T3">Accumulator</text:span> - <text:span text:style-name="T2">The J8CM is an accumulator based CPU. <text:s/>All arithmetic and logic operations operate on the accumulator, as do the conversion and stack operators.</text:span></text:p>
      <text:p text:style-name="Standard"/>
      <text:p text:style-name="Standard"><text:span text:style-name="T3">X Register</text:span> - General purpose register</text:p>
      <text:p text:style-name="Standard"/>
      <text:p text:style-name="Standard"><text:span text:style-name="T3">Y Register</text:span> - General purpose regi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y Babel</meta:initial-creator>
    <meta:creation-date>2021-07-19T22:00:11.74</meta:creation-date>
    <dc:date>2021-08-05T00:02:20.34</dc:date>
    <dc:creator>Jay Babel</dc:creator>
    <meta:editing-duration>PT4H44M13S</meta:editing-duration>
    <meta:editing-cycles>8</meta:editing-cycles>
    <meta:generator>OpenOffice/4.1.10$Win32 OpenOffice.org_project/4110m2$Build-9807</meta:generator>
    <meta:printed-by>Jay Babel</meta:printed-by>
    <meta:print-date>2021-08-05T00:01:14.34</meta:print-date>
    <meta:document-statistic meta:table-count="0" meta:image-count="0" meta:object-count="0" meta:page-count="1" meta:paragraph-count="33" meta:word-count="322" meta:character-count="1935"/>
  </office:meta>
</office:document-meta>
</file>